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Arial1" svg:font-family="Arial"/>
    <style:font-face style:name="Arial" svg:font-family="Arial"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628cm" fo:min-width="9.781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628cm" fo:min-width="16.228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628cm" fo:min-width="16.021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628cm" fo:min-width="14.857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628cm" fo:min-width="16.004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628cm" fo:min-width="16.419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628cm" fo:min-width="16.203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628cm" fo:min-width="16.292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628cm" fo:min-width="16.089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628cm" fo:min-width="12.228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628cm" fo:min-width="15.814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628cm" fo:min-width="14.234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628cm" fo:min-width="15.314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628cm" fo:min-width="15.699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628cm" fo:min-width="14.205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628cm" fo:min-width="15.898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628cm" fo:min-width="15.983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628cm" fo:min-width="9.908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628cm" fo:min-width="16.271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628cm" fo:min-width="16.338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628cm" fo:min-width="15.009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628cm" fo:min-width="15.949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628cm" fo:min-width="16.055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628cm" fo:min-width="9.252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628cm" fo:min-width="15.991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628cm" fo:min-width="16.161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628cm" fo:min-width="15.568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628cm" fo:min-width="16.499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628cm" fo:min-width="15.89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628cm" fo:min-width="15.788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628cm" fo:min-width="15.996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628cm" fo:min-width="16.182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628cm" fo:min-width="16.241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628cm" fo:min-width="15.369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628cm" fo:min-width="16.139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628cm" fo:min-width="16.533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628cm" fo:min-width="15.018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628cm" fo:min-width="15.475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628cm" fo:min-width="16.296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628cm" fo:min-width="16.436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628cm" fo:min-width="6.898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628cm" fo:min-width="15.75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628cm" fo:min-width="15.52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628cm" fo:min-width="16.393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628cm" fo:min-width="16.36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628cm" fo:min-width="15.488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628cm" fo:min-width="16.37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628cm" fo:min-width="15.606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628cm" fo:min-width="15.225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628cm" fo:min-width="15.941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628cm" fo:min-width="15.801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628cm" fo:min-width="15.678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628cm" fo:min-width="16.275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628cm" fo:min-width="15.902cm" fo:padding-top="0cm" fo:padding-bottom="0cm" fo:padding-left="0cm" fo:padding-right="0cm"/>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628cm" fo:min-width="15.742cm" fo:padding-top="0cm" fo:padding-bottom="0cm" fo:padding-left="0cm" fo:padding-right="0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628cm" fo:min-width="16.165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628cm" fo:min-width="16.343cm" fo:padding-top="0cm" fo:padding-bottom="0cm" fo:padding-left="0cm" fo:padding-right="0cm"/>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628cm" fo:min-width="16.364cm" fo:padding-top="0cm" fo:padding-bottom="0cm" fo:padding-left="0cm" fo:padding-right="0cm"/>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628cm" fo:min-width="16.084cm" fo:padding-top="0cm" fo:padding-bottom="0cm" fo:padding-left="0cm" fo:padding-right="0cm"/>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628cm" fo:min-width="14.992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628cm" fo:min-width="3.41cm" fo:padding-top="0cm" fo:padding-bottom="0cm" fo:padding-left="0cm" fo:padding-right="0cm"/>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628cm" fo:min-width="15.67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628cm" fo:min-width="15.763cm" fo:padding-top="0cm" fo:padding-bottom="0cm" fo:padding-left="0cm" fo:padding-right="0cm"/>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628cm" fo:min-width="16.199cm" fo:padding-top="0cm" fo:padding-bottom="0cm" fo:padding-left="0cm" fo:padding-right="0cm"/>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628cm" fo:min-width="15.386cm" fo:padding-top="0cm" fo:padding-bottom="0cm" fo:padding-left="0cm" fo:padding-right="0cm"/>
      <style:paragraph-properties style:writing-mode="lr-tb"/>
    </style:style>
    <style:style style:name="gr67" style:family="graphic" style:parent-style-name="standard">
      <style:graphic-properties draw:stroke="none" draw:fill="none" draw:textarea-horizontal-align="left" draw:textarea-vertical-align="top" draw:auto-grow-height="true" draw:auto-grow-width="true" fo:min-height="0.628cm" fo:min-width="15.513cm" fo:padding-top="0cm" fo:padding-bottom="0cm" fo:padding-left="0cm" fo:padding-right="0cm"/>
      <style:paragraph-properties style:writing-mode="lr-tb"/>
    </style:style>
    <style:style style:name="gr68" style:family="graphic" style:parent-style-name="standard">
      <style:graphic-properties draw:stroke="none" draw:fill="none" draw:textarea-horizontal-align="left" draw:textarea-vertical-align="top" draw:auto-grow-height="true" draw:auto-grow-width="true" fo:min-height="0.628cm" fo:min-width="15.344cm" fo:padding-top="0cm" fo:padding-bottom="0cm" fo:padding-left="0cm" fo:padding-right="0cm"/>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0.628cm" fo:min-width="1.255cm" fo:padding-top="0cm" fo:padding-bottom="0cm" fo:padding-left="0cm" fo:padding-right="0cm"/>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0.628cm" fo:min-width="16.449cm" fo:padding-top="0cm" fo:padding-bottom="0cm" fo:padding-left="0cm" fo:padding-right="0cm"/>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0.628cm" fo:min-width="16.245cm" fo:padding-top="0cm" fo:padding-bottom="0cm" fo:padding-left="0cm" fo:padding-right="0cm"/>
      <style:paragraph-properties style:writing-mode="lr-tb"/>
    </style:style>
    <style:style style:name="gr72" style:family="graphic" style:parent-style-name="standard">
      <style:graphic-properties draw:stroke="none" draw:fill="none" draw:textarea-horizontal-align="left" draw:textarea-vertical-align="top" draw:auto-grow-height="true" draw:auto-grow-width="true" fo:min-height="0.628cm" fo:min-width="16.144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628cm" fo:min-width="15.843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628cm" fo:min-width="15.716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628cm" fo:min-width="16.377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628cm" fo:min-width="16.008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628cm" fo:min-width="15.623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628cm" fo:min-width="16.114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628cm" fo:min-width="15.483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628cm" fo:min-width="16.317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628cm" fo:min-width="15.272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628cm" fo:min-width="16.495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628cm" fo:min-width="7.741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628cm" fo:min-width="15.86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628cm" fo:min-width="16.326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628cm" fo:min-width="15.111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628cm" fo:min-width="5.768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628cm" fo:min-width="16.457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628cm" fo:min-width="15.39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628cm" fo:min-width="16.178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628cm" fo:min-width="15.335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628cm" fo:min-width="15.771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628cm" fo:min-width="16.465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628cm" fo:min-width="16.47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628cm" fo:min-width="15.576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628cm" fo:min-width="16.444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628cm" fo:min-width="15.433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628cm" fo:min-width="16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628cm" fo:min-width="16.029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628cm" fo:min-width="16.169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628cm" fo:min-width="14.624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628cm" fo:min-width="14.717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628cm" fo:min-width="15.555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628cm" fo:min-width="15.987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628cm" fo:min-width="16.11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628cm" fo:min-width="16.313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628cm" fo:min-width="16.08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628cm" fo:min-width="16.305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628cm" fo:min-width="16.207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628cm" fo:min-width="15.869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628cm" fo:min-width="15.208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628cm" fo:min-width="16.106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628cm" fo:min-width="14.98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628cm" fo:min-width="15.839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628cm" fo:min-width="15.246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628cm" fo:min-width="3.795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style:paragraph-properties fo:text-align="start" style:writing-mode="lr-tb"/>
    </style:style>
    <style:style style:name="P3" style:family="paragraph">
      <loext:graphic-properties draw:fill="none"/>
      <style:paragraph-properties style:writing-mode="lr-tb"/>
      <style:text-properties fo:font-size="16pt" style:font-size-asian="16pt" style:font-size-complex="16pt"/>
    </style:style>
    <style:style style:name="T1" style:family="text">
      <style:text-properties fo:color="#000000" loext:opacity="100%" style:font-name="Arial1" fo:font-size="16pt" style:font-size-asian="16pt" style:font-name-complex="Arial1"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1.59cm" svg:height="27.94cm" svg:x="0cm" svg:y="0cm" svg:viewBox="0 0 21591 27941" draw:points="0,0 21591,0 21591,27941 0,27941">
          <text:p/>
        </draw:polygon>
        <draw:frame draw:style-name="gr2" draw:text-style-name="P3" draw:layer="layout" svg:width="9.781cm" svg:height="0.628cm" svg:x="5.932cm" svg:y="2.559cm">
          <draw:text-box>
            <text:p text:style-name="P2"><text:span text:style-name="T1">Bài Tổng Kết Những Bàn Tay Vấy Máu</text:span></text:p>
          </draw:text-box>
        </draw:frame>
        <draw:frame draw:style-name="gr3" draw:text-style-name="P3" draw:layer="layout" svg:width="16.228cm" svg:height="0.628cm" svg:x="2.54cm" svg:y="4.506cm">
          <draw:text-box>
            <text:p text:style-name="P2"><text:span text:style-name="T1">Bài "Bàn Tay Vấy Máu" là một mẩu chuyện nhân quả giữa người</text:span></text:p>
          </draw:text-box>
        </draw:frame>
        <draw:frame draw:style-name="gr4" draw:text-style-name="P3" draw:layer="layout" svg:width="16.021cm" svg:height="0.628cm" svg:x="2.54cm" svg:y="5.479cm">
          <draw:text-box>
            <text:p text:style-name="P2"><text:span text:style-name="T1">phụ nữ và con ếch. Con ếch trước đây từng giết hại chúng sinh,</text:span></text:p>
          </draw:text-box>
        </draw:frame>
        <draw:frame draw:style-name="gr5" draw:text-style-name="P3" draw:layer="layout" svg:width="14.857cm" svg:height="0.628cm" svg:x="2.54cm" svg:y="6.453cm">
          <draw:text-box>
            <text:p text:style-name="P2"><text:span text:style-name="T1">giờ phải làm ếch để cho người khác giết hại một cách thảm</text:span></text:p>
          </draw:text-box>
        </draw:frame>
        <draw:frame draw:style-name="gr6" draw:text-style-name="P3" draw:layer="layout" svg:width="16.004cm" svg:height="0.628cm" svg:x="2.54cm" svg:y="7.427cm">
          <draw:text-box>
            <text:p text:style-name="P2"><text:span text:style-name="T1">thương. Con người phụ nữ từng làm ếch, bị người ta cắt cổ giết</text:span></text:p>
          </draw:text-box>
        </draw:frame>
        <draw:frame draw:style-name="gr7" draw:text-style-name="P3" draw:layer="layout" svg:width="16.419cm" svg:height="0.628cm" svg:x="2.54cm" svg:y="8.4cm">
          <draw:text-box>
            <text:p text:style-name="P2"><text:span text:style-name="T1">hại, giờ được làm người nhưng bị nhân quả chi phối nên lại đi cắt</text:span></text:p>
          </draw:text-box>
        </draw:frame>
        <draw:frame draw:style-name="gr8" draw:text-style-name="P3" draw:layer="layout" svg:width="16.203cm" svg:height="0.628cm" svg:x="2.54cm" svg:y="9.374cm">
          <draw:text-box>
            <text:p text:style-name="P2"><text:span text:style-name="T1">cổ giết hại ếch. Người phụ nữ đang gieo một nhân rất ác độc, rồi</text:span></text:p>
          </draw:text-box>
        </draw:frame>
        <draw:frame draw:style-name="gr9" draw:text-style-name="P3" draw:layer="layout" svg:width="16.292cm" svg:height="0.628cm" svg:x="2.54cm" svg:y="10.347cm">
          <draw:text-box>
            <text:p text:style-name="P2"><text:span text:style-name="T1">mai sau cũng sẽ phải lãnh quả rất đau thương. Luật nhân quả rất</text:span></text:p>
          </draw:text-box>
        </draw:frame>
        <draw:frame draw:style-name="gr10" draw:text-style-name="P3" draw:layer="layout" svg:width="16.089cm" svg:height="0.628cm" svg:x="2.54cm" svg:y="11.321cm">
          <draw:text-box>
            <text:p text:style-name="P2"><text:span text:style-name="T1">công bằng, khi gieo nhân ác chắc chắn sẽ nhận quả ác. Qua bài</text:span></text:p>
          </draw:text-box>
        </draw:frame>
        <draw:frame draw:style-name="gr11" draw:text-style-name="P3" draw:layer="layout" svg:width="12.228cm" svg:height="0.628cm" svg:x="2.54cm" svg:y="12.294cm">
          <draw:text-box>
            <text:p text:style-name="P2"><text:span text:style-name="T1">học, con hiểu rằng, nhân quả trả vay qua 3 cách:</text:span></text:p>
          </draw:text-box>
        </draw:frame>
        <draw:frame draw:style-name="gr12" draw:text-style-name="P3" draw:layer="layout" svg:width="15.814cm" svg:height="0.628cm" svg:x="3.175cm" svg:y="13.268cm">
          <draw:text-box>
            <text:p text:style-name="P2"><text:span text:style-name="T1">1. Trả vay bằng từ trường nhân quả nghiệp hiện tại tương ưng,</text:span></text:p>
          </draw:text-box>
        </draw:frame>
        <draw:frame draw:style-name="gr13" draw:text-style-name="P3" draw:layer="layout" svg:width="14.234cm" svg:height="0.628cm" svg:x="3.81cm" svg:y="14.242cm">
          <draw:text-box>
            <text:p text:style-name="P2"><text:span text:style-name="T1">một hành động ác phải trả quả bị giết hại 10 lần, 100 lần.</text:span></text:p>
          </draw:text-box>
        </draw:frame>
        <draw:frame draw:style-name="gr14" draw:text-style-name="P3" draw:layer="layout" svg:width="15.314cm" svg:height="0.628cm" svg:x="3.175cm" svg:y="15.215cm">
          <draw:text-box>
            <text:p text:style-name="P2"><text:span text:style-name="T1">2. Trả vay bằng từ trường cận tử nghiệp quá khứ tương ưng,</text:span></text:p>
          </draw:text-box>
        </draw:frame>
        <draw:frame draw:style-name="gr13" draw:text-style-name="P3" draw:layer="layout" svg:width="14.234cm" svg:height="0.628cm" svg:x="3.81cm" svg:y="16.189cm">
          <draw:text-box>
            <text:p text:style-name="P2"><text:span text:style-name="T1">một hành động ác phải trả quả bị giết hại 10 lần, 100 lần.</text:span></text:p>
          </draw:text-box>
        </draw:frame>
        <draw:frame draw:style-name="gr15" draw:text-style-name="P3" draw:layer="layout" svg:width="15.699cm" svg:height="0.628cm" svg:x="3.175cm" svg:y="17.162cm">
          <draw:text-box>
            <text:p text:style-name="P2"><text:span text:style-name="T1">3. Trả vay bằng từ trường nhân quả hiện tại thân chịu, hay con</text:span></text:p>
          </draw:text-box>
        </draw:frame>
        <draw:frame draw:style-name="gr16" draw:text-style-name="P3" draw:layer="layout" svg:width="14.205cm" svg:height="0.628cm" svg:x="3.81cm" svg:y="18.136cm">
          <draw:text-box>
            <text:p text:style-name="P2"><text:span text:style-name="T1">cái chịu bệnh tật tai nạn xảy ra thọ lấy quả khổ vô lượng.</text:span></text:p>
          </draw:text-box>
        </draw:frame>
        <draw:frame draw:style-name="gr17" draw:text-style-name="P3" draw:layer="layout" svg:width="15.898cm" svg:height="0.628cm" svg:x="2.54cm" svg:y="19.11cm">
          <draw:text-box>
            <text:p text:style-name="P2"><text:span text:style-name="T1">Vì vậy, con ếch đang bị cắt cổ chính là từ trường của nghiệp ác</text:span></text:p>
          </draw:text-box>
        </draw:frame>
        <draw:frame draw:style-name="gr18" draw:text-style-name="P3" draw:layer="layout" svg:width="15.983cm" svg:height="0.628cm" svg:x="2.54cm" svg:y="20.083cm">
          <draw:text-box>
            <text:p text:style-name="P2"><text:span text:style-name="T1">của người phụ nữ giết con ếch, như vậy người phụ nữ đang cắt</text:span></text:p>
          </draw:text-box>
        </draw:frame>
        <draw:frame draw:style-name="gr19" draw:text-style-name="P3" draw:layer="layout" svg:width="9.908cm" svg:height="0.628cm" svg:x="2.54cm" svg:y="21.057cm">
          <draw:text-box>
            <text:p text:style-name="P2"><text:span text:style-name="T1">cổ mình, đang giết mình mà không biết.</text:span></text:p>
          </draw:text-box>
        </draw:frame>
        <draw:frame draw:style-name="gr20" draw:text-style-name="P3" draw:layer="layout" svg:width="16.271cm" svg:height="0.628cm" svg:x="2.54cm" svg:y="23.004cm">
          <draw:text-box>
            <text:p text:style-name="P2"><text:span text:style-name="T1">Do vô minh, không hiểu biết nhân quả, kiến cho người phụ nữ có</text:span></text:p>
          </draw:text-box>
        </draw:frame>
        <draw:frame draw:style-name="gr21" draw:text-style-name="P3" draw:layer="layout" svg:width="16.338cm" svg:height="0.628cm" svg:x="2.54cm" svg:y="23.977cm">
          <draw:text-box>
            <text:p text:style-name="P2"><text:span text:style-name="T1">hành động ác, gieo nhân ác, rồi sẽ mang lại khổ đau cho mình và</text:span></text:p>
          </draw:text-box>
        </draw:frame>
      </draw:page>
      <draw:page draw:name="page2" draw:style-name="dp1" draw:master-page-name="master-page3">
        <draw:polygon draw:style-name="gr1" draw:text-style-name="P1" draw:layer="layout" svg:width="21.59cm" svg:height="27.94cm" svg:x="0cm" svg:y="0cm" svg:viewBox="0 0 21591 27941" draw:points="0,0 21591,0 21591,27941 0,27941">
          <text:p/>
        </draw:polygon>
        <draw:frame draw:style-name="gr22" draw:text-style-name="P3" draw:layer="layout" svg:width="15.009cm" svg:height="0.628cm" svg:x="2.54cm" svg:y="2.559cm">
          <draw:text-box>
            <text:p text:style-name="P2"><text:span text:style-name="T1">cho những người thân trong gia đình mình. Để thoát khỏi vô</text:span></text:p>
          </draw:text-box>
        </draw:frame>
        <draw:frame draw:style-name="gr23" draw:text-style-name="P3" draw:layer="layout" svg:width="15.949cm" svg:height="0.628cm" svg:x="2.54cm" svg:y="3.532cm">
          <draw:text-box>
            <text:p text:style-name="P2"><text:span text:style-name="T1">minh, tất cả con người phải học đường lối Bát Chánh đạo để có</text:span></text:p>
          </draw:text-box>
        </draw:frame>
        <draw:frame draw:style-name="gr24" draw:text-style-name="P3" draw:layer="layout" svg:width="16.055cm" svg:height="0.628cm" svg:x="2.54cm" svg:y="4.506cm">
          <draw:text-box>
            <text:p text:style-name="P2"><text:span text:style-name="T1">hiểu biết về đạo đức nhân bản - nhân quả và từ đó sẽ thoát khỏi</text:span></text:p>
          </draw:text-box>
        </draw:frame>
        <draw:frame draw:style-name="gr25" draw:text-style-name="P3" draw:layer="layout" svg:width="9.252cm" svg:height="0.628cm" svg:x="2.54cm" svg:y="5.479cm">
          <draw:text-box>
            <text:p text:style-name="P2"><text:span text:style-name="T1">cảnh nhân quả luân hồi đầy khổ đau.</text:span></text:p>
          </draw:text-box>
        </draw:frame>
        <draw:frame draw:style-name="gr26" draw:text-style-name="P3" draw:layer="layout" svg:width="15.991cm" svg:height="0.628cm" svg:x="2.54cm" svg:y="7.427cm">
          <draw:text-box>
            <text:p text:style-name="P2"><text:span text:style-name="T1">Hôm qua khi con dành thời gian đọc lại bài học từ đầu đến cuối,</text:span></text:p>
          </draw:text-box>
        </draw:frame>
        <draw:frame draw:style-name="gr27" draw:text-style-name="P3" draw:layer="layout" svg:width="16.161cm" svg:height="0.628cm" svg:x="2.54cm" svg:y="8.4cm">
          <draw:text-box>
            <text:p text:style-name="P2"><text:span text:style-name="T1">con nhận ra tựa đề của bài học này là: "Rèn nhân cách, đạo đức</text:span></text:p>
          </draw:text-box>
        </draw:frame>
        <draw:frame draw:style-name="gr28" draw:text-style-name="P3" draw:layer="layout" svg:width="15.568cm" svg:height="0.628cm" svg:x="2.54cm" svg:y="9.374cm">
          <draw:text-box>
            <text:p text:style-name="P2"><text:span text:style-name="T1">hiếu sinh ý hành: những bàn tay vấy máu". Vậy con hiểu rằng,</text:span></text:p>
          </draw:text-box>
        </draw:frame>
        <draw:frame draw:style-name="gr29" draw:text-style-name="P3" draw:layer="layout" svg:width="16.499cm" svg:height="0.628cm" svg:x="2.54cm" svg:y="10.347cm">
          <draw:text-box>
            <text:p text:style-name="P2"><text:span text:style-name="T1">Trưởng Lão mong muốn cho chúng ta học được cách yêu thương</text:span></text:p>
          </draw:text-box>
        </draw:frame>
        <draw:frame draw:style-name="gr30" draw:text-style-name="P3" draw:layer="layout" svg:width="15.894cm" svg:height="0.628cm" svg:x="2.54cm" svg:y="11.321cm">
          <draw:text-box>
            <text:p text:style-name="P2"><text:span text:style-name="T1">chúng sinh từ trong ý của chúng ta. Học yêu thương từ con ếch</text:span></text:p>
          </draw:text-box>
        </draw:frame>
        <draw:frame draw:style-name="gr31" draw:text-style-name="P3" draw:layer="layout" svg:width="15.788cm" svg:height="0.628cm" svg:x="2.54cm" svg:y="12.294cm">
          <draw:text-box>
            <text:p text:style-name="P2"><text:span text:style-name="T1">nhỏ bé đáng thương, đến người phụ nữ độc ác vô minh, không</text:span></text:p>
          </draw:text-box>
        </draw:frame>
        <draw:frame draw:style-name="gr32" draw:text-style-name="P3" draw:layer="layout" svg:width="15.996cm" svg:height="0.628cm" svg:x="2.54cm" svg:y="13.268cm">
          <draw:text-box>
            <text:p text:style-name="P2"><text:span text:style-name="T1">chừa một ai, hay một con động vật nào. Bài học này đã khắc rất</text:span></text:p>
          </draw:text-box>
        </draw:frame>
        <draw:frame draw:style-name="gr33" draw:text-style-name="P3" draw:layer="layout" svg:width="16.182cm" svg:height="0.628cm" svg:x="2.54cm" svg:y="14.242cm">
          <draw:text-box>
            <text:p text:style-name="P2"><text:span text:style-name="T1">sâu trong con. Lần đầu tiên con đọc mẩu chuyện này, con không</text:span></text:p>
          </draw:text-box>
        </draw:frame>
        <draw:frame draw:style-name="gr34" draw:text-style-name="P3" draw:layer="layout" svg:width="16.241cm" svg:height="0.628cm" svg:x="2.54cm" svg:y="15.215cm">
          <draw:text-box>
            <text:p text:style-name="P2"><text:span text:style-name="T1">có ấn tượng gì nhiều. Như con đã trả bài trước lớp trước đây, do</text:span></text:p>
          </draw:text-box>
        </draw:frame>
        <draw:frame draw:style-name="gr35" draw:text-style-name="P3" draw:layer="layout" svg:width="15.369cm" svg:height="0.628cm" svg:x="2.54cm" svg:y="16.189cm">
          <draw:text-box>
            <text:p text:style-name="P2"><text:span text:style-name="T1">không tiếp xúc nhiều với những cảnh giết hại chúng sinh, con</text:span></text:p>
          </draw:text-box>
        </draw:frame>
        <draw:frame draw:style-name="gr36" draw:text-style-name="P3" draw:layer="layout" svg:width="16.139cm" svg:height="0.628cm" svg:x="2.54cm" svg:y="17.162cm">
          <draw:text-box>
            <text:p text:style-name="P2"><text:span text:style-name="T1">không có liên hệ thực tế với hình ảnh người phụ nữ cầm dao cắt</text:span></text:p>
          </draw:text-box>
        </draw:frame>
        <draw:frame draw:style-name="gr37" draw:text-style-name="P3" draw:layer="layout" svg:width="16.533cm" svg:height="0.628cm" svg:x="2.54cm" svg:y="18.136cm">
          <draw:text-box>
            <text:p text:style-name="P2"><text:span text:style-name="T1">cổ con ếch. Nhưng hôm qua, khi con đọc lại mẩu chuyện này, con</text:span></text:p>
          </draw:text-box>
        </draw:frame>
        <draw:frame draw:style-name="gr38" draw:text-style-name="P3" draw:layer="layout" svg:width="15.018cm" svg:height="0.628cm" svg:x="2.54cm" svg:y="19.11cm">
          <draw:text-box>
            <text:p text:style-name="P2"><text:span text:style-name="T1">cảm thấy thương xót cho con ếch, rồi suy nghĩ một hồi cũng</text:span></text:p>
          </draw:text-box>
        </draw:frame>
        <draw:frame draw:style-name="gr39" draw:text-style-name="P3" draw:layer="layout" svg:width="15.475cm" svg:height="0.628cm" svg:x="2.54cm" svg:y="20.083cm">
          <draw:text-box>
            <text:p text:style-name="P2"><text:span text:style-name="T1">thương cho người phụ nữ nữa. Qua 13 câu hỏi, con cảm thấy</text:span></text:p>
          </draw:text-box>
        </draw:frame>
        <draw:frame draw:style-name="gr40" draw:text-style-name="P3" draw:layer="layout" svg:width="16.296cm" svg:height="0.628cm" svg:x="2.54cm" svg:y="21.057cm">
          <draw:text-box>
            <text:p text:style-name="P2"><text:span text:style-name="T1">lòng yêu thương của con được trau dồi và con thực sự hào hứng</text:span></text:p>
          </draw:text-box>
        </draw:frame>
        <draw:frame draw:style-name="gr41" draw:text-style-name="P3" draw:layer="layout" svg:width="16.436cm" svg:height="0.628cm" svg:x="2.54cm" svg:y="22.03cm">
          <draw:text-box>
            <text:p text:style-name="P2"><text:span text:style-name="T1">để tiếp tục học theo giáo án này và tiếp tục huân tập cho lòng yêu</text:span></text:p>
          </draw:text-box>
        </draw:frame>
        <draw:frame draw:style-name="gr42" draw:text-style-name="P3" draw:layer="layout" svg:width="6.898cm" svg:height="0.628cm" svg:x="2.54cm" svg:y="23.004cm">
          <draw:text-box>
            <text:p text:style-name="P2"><text:span text:style-name="T1">thương được rộng lớn hơn.</text:span></text:p>
          </draw:text-box>
        </draw:frame>
      </draw:page>
      <draw:page draw:name="page3" draw:style-name="dp1" draw:master-page-name="master-page3">
        <draw:polygon draw:style-name="gr1" draw:text-style-name="P1" draw:layer="layout" svg:width="21.59cm" svg:height="27.94cm" svg:x="0cm" svg:y="0cm" svg:viewBox="0 0 21591 27941" draw:points="0,0 21591,0 21591,27941 0,27941">
          <text:p/>
        </draw:polygon>
        <draw:frame draw:style-name="gr43" draw:text-style-name="P3" draw:layer="layout" svg:width="15.758cm" svg:height="0.628cm" svg:x="2.54cm" svg:y="2.559cm">
          <draw:text-box>
            <text:p text:style-name="P2"><text:span text:style-name="T1">Qua bài học này, con hiểu được rằng con cần phải yêu thương</text:span></text:p>
          </draw:text-box>
        </draw:frame>
        <draw:frame draw:style-name="gr44" draw:text-style-name="P3" draw:layer="layout" svg:width="15.521cm" svg:height="0.628cm" svg:x="2.54cm" svg:y="3.532cm">
          <draw:text-box>
            <text:p text:style-name="P2"><text:span text:style-name="T1">không những con ếch bị giết hại mà cả người phụ nữ kia nữa.</text:span></text:p>
          </draw:text-box>
        </draw:frame>
        <draw:frame draw:style-name="gr45" draw:text-style-name="P3" draw:layer="layout" svg:width="16.393cm" svg:height="0.628cm" svg:x="2.54cm" svg:y="4.506cm">
          <draw:text-box>
            <text:p text:style-name="P2"><text:span text:style-name="T1">Thường thường chúng ta có thể rất dễ dàng thương người là nạn</text:span></text:p>
          </draw:text-box>
        </draw:frame>
        <draw:frame draw:style-name="gr46" draw:text-style-name="P3" draw:layer="layout" svg:width="16.36cm" svg:height="0.628cm" svg:x="2.54cm" svg:y="5.479cm">
          <draw:text-box>
            <text:p text:style-name="P2"><text:span text:style-name="T1">nhân, nhưng ít khi suy nghĩ hay đoái hoài tới người hại, do chúng</text:span></text:p>
          </draw:text-box>
        </draw:frame>
        <draw:frame draw:style-name="gr47" draw:text-style-name="P3" draw:layer="layout" svg:width="15.488cm" svg:height="0.628cm" svg:x="2.54cm" svg:y="6.453cm">
          <draw:text-box>
            <text:p text:style-name="P2"><text:span text:style-name="T1">ta nghĩ rằng, họ làm điều ác, họ không đáng cho chúng ta yêu</text:span></text:p>
          </draw:text-box>
        </draw:frame>
        <draw:frame draw:style-name="gr48" draw:text-style-name="P3" draw:layer="layout" svg:width="16.372cm" svg:height="0.628cm" svg:x="2.54cm" svg:y="7.427cm">
          <draw:text-box>
            <text:p text:style-name="P2"><text:span text:style-name="T1">thương. Nhưng qua lời dạy của Trưởng Lão, không những chúng</text:span></text:p>
          </draw:text-box>
        </draw:frame>
        <draw:frame draw:style-name="gr49" draw:text-style-name="P3" draw:layer="layout" svg:width="15.606cm" svg:height="0.628cm" svg:x="2.54cm" svg:y="8.4cm">
          <draw:text-box>
            <text:p text:style-name="P2"><text:span text:style-name="T1">ta nên thương họ, chúng ta còn nên tìm mọi cách thân cận, để</text:span></text:p>
          </draw:text-box>
        </draw:frame>
        <draw:frame draw:style-name="gr50" draw:text-style-name="P3" draw:layer="layout" svg:width="15.225cm" svg:height="0.628cm" svg:x="2.54cm" svg:y="9.374cm">
          <draw:text-box>
            <text:p text:style-name="P2"><text:span text:style-name="T1">giúp đỡ và khiến cho họ thông hiểu được đạo đức nhân bản-</text:span></text:p>
          </draw:text-box>
        </draw:frame>
        <draw:frame draw:style-name="gr34" draw:text-style-name="P3" draw:layer="layout" svg:width="16.241cm" svg:height="0.628cm" svg:x="2.54cm" svg:y="10.347cm">
          <draw:text-box>
            <text:p text:style-name="P2"><text:span text:style-name="T1">nhân quả sống không làm khổ mình, khổ người và khổ tất cả các</text:span></text:p>
          </draw:text-box>
        </draw:frame>
        <draw:frame draw:style-name="gr51" draw:text-style-name="P3" draw:layer="layout" svg:width="15.941cm" svg:height="0.628cm" svg:x="2.54cm" svg:y="11.321cm">
          <draw:text-box>
            <text:p text:style-name="P2"><text:span text:style-name="T1">chúng sinh. Trưởng Lão đã dùng từ "tìm mọi cách" để rèn luyện</text:span></text:p>
          </draw:text-box>
        </draw:frame>
        <draw:frame draw:style-name="gr52" draw:text-style-name="P3" draw:layer="layout" svg:width="15.801cm" svg:height="0.628cm" svg:x="2.54cm" svg:y="12.294cm">
          <draw:text-box>
            <text:p text:style-name="P2"><text:span text:style-name="T1">lòng thương yêu trong ý hành là phải suy nghĩ, tìm tòi mọi cách</text:span></text:p>
          </draw:text-box>
        </draw:frame>
        <draw:frame draw:style-name="gr53" draw:text-style-name="P3" draw:layer="layout" svg:width="15.678cm" svg:height="0.628cm" svg:x="2.54cm" svg:y="13.268cm">
          <draw:text-box>
            <text:p text:style-name="P2"><text:span text:style-name="T1">giúp đỡ người phụ nữ đáng thương đó. Người phụ nữ nay làm</text:span></text:p>
          </draw:text-box>
        </draw:frame>
        <draw:frame draw:style-name="gr54" draw:text-style-name="P3" draw:layer="layout" svg:width="16.275cm" svg:height="0.628cm" svg:x="2.54cm" svg:y="14.242cm">
          <draw:text-box>
            <text:p text:style-name="P2"><text:span text:style-name="T1">điều ác mà phải chịu những quả rất khổ đau cho bản thân và cho</text:span></text:p>
          </draw:text-box>
        </draw:frame>
        <draw:frame draw:style-name="gr55" draw:text-style-name="P3" draw:layer="layout" svg:width="15.902cm" svg:height="0.628cm" svg:x="2.54cm" svg:y="15.215cm">
          <draw:text-box>
            <text:p text:style-name="P2"><text:span text:style-name="T1">gia đình. Cô ấy sẽ phải chịu sự đau khổ trong hiện kiếp từ bệnh</text:span></text:p>
          </draw:text-box>
        </draw:frame>
        <draw:frame draw:style-name="gr56" draw:text-style-name="P3" draw:layer="layout" svg:width="15.742cm" svg:height="0.628cm" svg:x="2.54cm" svg:y="16.189cm">
          <draw:text-box>
            <text:p text:style-name="P2"><text:span text:style-name="T1">tật, tai nạn đến nỗi có thể bị người khác đâm chém cứa cổ. Khi</text:span></text:p>
          </draw:text-box>
        </draw:frame>
        <draw:frame draw:style-name="gr12" draw:text-style-name="P3" draw:layer="layout" svg:width="15.814cm" svg:height="0.628cm" svg:x="2.54cm" svg:y="17.162cm">
          <draw:text-box>
            <text:p text:style-name="P2"><text:span text:style-name="T1">nghĩ tới hình ảnh người phụ nữ đó phải nằm liệt giường, bị đau</text:span></text:p>
          </draw:text-box>
        </draw:frame>
        <draw:frame draw:style-name="gr57" draw:text-style-name="P3" draw:layer="layout" svg:width="16.165cm" svg:height="0.628cm" svg:x="2.54cm" svg:y="18.136cm">
          <draw:text-box>
            <text:p text:style-name="P2"><text:span text:style-name="T1">cổ, ung bướu, bị người khác cắt cổ; hình ảnh đó rất đáng để cho</text:span></text:p>
          </draw:text-box>
        </draw:frame>
        <draw:frame draw:style-name="gr58" draw:text-style-name="P3" draw:layer="layout" svg:width="16.343cm" svg:height="0.628cm" svg:x="2.54cm" svg:y="19.11cm">
          <draw:text-box>
            <text:p text:style-name="P2"><text:span text:style-name="T1">chúng ta thương xót. Và đáng thương hơn rằng, cô ấy còn không</text:span></text:p>
          </draw:text-box>
        </draw:frame>
        <draw:frame draw:style-name="gr59" draw:text-style-name="P3" draw:layer="layout" svg:width="16.364cm" svg:height="0.628cm" svg:x="2.54cm" svg:y="20.083cm">
          <draw:text-box>
            <text:p text:style-name="P2"><text:span text:style-name="T1">biết rằng mình đang gieo nhân rất độc ác để phải chịu những quả</text:span></text:p>
          </draw:text-box>
        </draw:frame>
        <draw:frame draw:style-name="gr4" draw:text-style-name="P3" draw:layer="layout" svg:width="16.021cm" svg:height="0.628cm" svg:x="2.54cm" svg:y="21.057cm">
          <draw:text-box>
            <text:p text:style-name="P2"><text:span text:style-name="T1">đắng như vậy. Nếu ai đó nói với cô ấy rằng, nếu cắt cổ con ếch,</text:span></text:p>
          </draw:text-box>
        </draw:frame>
        <draw:frame draw:style-name="gr60" draw:text-style-name="P3" draw:layer="layout" svg:width="16.084cm" svg:height="0.628cm" svg:x="2.54cm" svg:y="22.03cm">
          <draw:text-box>
            <text:p text:style-name="P2"><text:span text:style-name="T1">cô ấy sẽ phải chịu cảnh khổ đau bệnh tật trong tương lai, con có</text:span></text:p>
          </draw:text-box>
        </draw:frame>
        <draw:frame draw:style-name="gr61" draw:text-style-name="P3" draw:layer="layout" svg:width="14.992cm" svg:height="0.628cm" svg:x="2.54cm" svg:y="23.004cm">
          <draw:text-box>
            <text:p text:style-name="P2"><text:span text:style-name="T1">thể dám chắc rằng cô ấy sẽ không dám cắt cổ con ếch nữa.</text:span></text:p>
          </draw:text-box>
        </draw:frame>
      </draw:page>
      <draw:page draw:name="page4" draw:style-name="dp1" draw:master-page-name="master-page3">
        <draw:polygon draw:style-name="gr1" draw:text-style-name="P1" draw:layer="layout" svg:width="21.59cm" svg:height="27.94cm" svg:x="0cm" svg:y="0cm" svg:viewBox="0 0 21591 27941" draw:points="0,0 21591,0 21591,27941 0,27941">
          <text:p/>
        </draw:polygon>
        <draw:frame draw:style-name="gr46" draw:text-style-name="P3" draw:layer="layout" svg:width="16.36cm" svg:height="0.628cm" svg:x="2.54cm" svg:y="2.559cm">
          <draw:text-box>
            <text:p text:style-name="P2"><text:span text:style-name="T1">Người phụ nữ đang bị nhân quả chi phối mà không hay biết. Thật</text:span></text:p>
          </draw:text-box>
        </draw:frame>
        <draw:frame draw:style-name="gr62" draw:text-style-name="P3" draw:layer="layout" svg:width="3.41cm" svg:height="0.628cm" svg:x="2.54cm" svg:y="3.532cm">
          <draw:text-box>
            <text:p text:style-name="P2"><text:span text:style-name="T1">đáng thương.</text:span></text:p>
          </draw:text-box>
        </draw:frame>
        <draw:frame draw:style-name="gr63" draw:text-style-name="P3" draw:layer="layout" svg:width="15.67cm" svg:height="0.628cm" svg:x="2.54cm" svg:y="5.479cm">
          <draw:text-box>
            <text:p text:style-name="P2"><text:span text:style-name="T1">Từ những điều con đã học được như trên, con có áp dụng vào</text:span></text:p>
          </draw:text-box>
        </draw:frame>
        <draw:frame draw:style-name="gr64" draw:text-style-name="P3" draw:layer="layout" svg:width="15.763cm" svg:height="0.628cm" svg:x="2.54cm" svg:y="6.453cm">
          <draw:text-box>
            <text:p text:style-name="P2"><text:span text:style-name="T1">đời sống của con được đôi điều. Qua triển khai tri kiến về nhân</text:span></text:p>
          </draw:text-box>
        </draw:frame>
        <draw:frame draw:style-name="gr65" draw:text-style-name="P3" draw:layer="layout" svg:width="16.199cm" svg:height="0.628cm" svg:x="2.54cm" svg:y="7.427cm">
          <draw:text-box>
            <text:p text:style-name="P2"><text:span text:style-name="T1">quả trả vay và được trau dồi lòng yêu thương, con cảm thấy như</text:span></text:p>
          </draw:text-box>
        </draw:frame>
        <draw:frame draw:style-name="gr66" draw:text-style-name="P3" draw:layer="layout" svg:width="15.386cm" svg:height="0.628cm" svg:x="2.54cm" svg:y="8.4cm">
          <draw:text-box>
            <text:p text:style-name="P2"><text:span text:style-name="T1">le lói trong con có những hành động yêu thương trong ý hành</text:span></text:p>
          </draw:text-box>
        </draw:frame>
        <draw:frame draw:style-name="gr17" draw:text-style-name="P3" draw:layer="layout" svg:width="15.898cm" svg:height="0.628cm" svg:x="2.54cm" svg:y="9.374cm">
          <draw:text-box>
            <text:p text:style-name="P2"><text:span text:style-name="T1">nhiều hơn. Mà con thường nghe rằng "Ý dẫn đầu các pháp", thì</text:span></text:p>
          </draw:text-box>
        </draw:frame>
        <draw:frame draw:style-name="gr67" draw:text-style-name="P3" draw:layer="layout" svg:width="15.513cm" svg:height="0.628cm" svg:x="2.54cm" svg:y="10.347cm">
          <draw:text-box>
            <text:p text:style-name="P2"><text:span text:style-name="T1">từ lòng yêu thương trong ý hành, con có nhiều hành động yêu</text:span></text:p>
          </draw:text-box>
        </draw:frame>
        <draw:frame draw:style-name="gr68" draw:text-style-name="P3" draw:layer="layout" svg:width="15.344cm" svg:height="0.628cm" svg:x="2.54cm" svg:y="11.321cm">
          <draw:text-box>
            <text:p text:style-name="P2"><text:span text:style-name="T1">thương hơn. Dưới đây là một vài hành động của con, mà con</text:span></text:p>
          </draw:text-box>
        </draw:frame>
        <draw:frame draw:style-name="gr54" draw:text-style-name="P3" draw:layer="layout" svg:width="16.275cm" svg:height="0.628cm" svg:x="2.54cm" svg:y="12.294cm">
          <draw:text-box>
            <text:p text:style-name="P2"><text:span text:style-name="T1">quan sát thấy có sự thay đổi trong quá trình học bài Bàn Tay Vấy</text:span></text:p>
          </draw:text-box>
        </draw:frame>
        <draw:frame draw:style-name="gr69" draw:text-style-name="P3" draw:layer="layout" svg:width="1.255cm" svg:height="0.628cm" svg:x="2.54cm" svg:y="13.268cm">
          <draw:text-box>
            <text:p text:style-name="P2"><text:span text:style-name="T1">Máu.</text:span></text:p>
          </draw:text-box>
        </draw:frame>
        <draw:frame draw:style-name="gr70" draw:text-style-name="P3" draw:layer="layout" svg:width="16.449cm" svg:height="0.628cm" svg:x="2.54cm" svg:y="15.215cm">
          <draw:text-box>
            <text:p text:style-name="P2"><text:span text:style-name="T1">Đầu tiên, trước đây con rất sợ các con côn trùng, con thạch sùng,</text:span></text:p>
          </draw:text-box>
        </draw:frame>
        <draw:frame draw:style-name="gr58" draw:text-style-name="P3" draw:layer="layout" svg:width="16.343cm" svg:height="0.628cm" svg:x="2.54cm" svg:y="16.189cm">
          <draw:text-box>
            <text:p text:style-name="P2"><text:span text:style-name="T1">con gián, con nhện ở trong nhà. Hôm trước, trước khi đi ngủ, con</text:span></text:p>
          </draw:text-box>
        </draw:frame>
        <draw:frame draw:style-name="gr8" draw:text-style-name="P3" draw:layer="layout" svg:width="16.203cm" svg:height="0.628cm" svg:x="2.54cm" svg:y="17.162cm">
          <draw:text-box>
            <text:p text:style-name="P2"><text:span text:style-name="T1">thấy một con thạch sùng trong nhà tắm của con. Đầu tiên con sợ</text:span></text:p>
          </draw:text-box>
        </draw:frame>
        <draw:frame draw:style-name="gr71" draw:text-style-name="P3" draw:layer="layout" svg:width="16.245cm" svg:height="0.628cm" svg:x="2.54cm" svg:y="18.136cm">
          <draw:text-box>
            <text:p text:style-name="P2"><text:span text:style-name="T1">quá, chỉ dám đuổi nó đi. Nhưng con để ý thấy nó bị cụt đuôi. Con</text:span></text:p>
          </draw:text-box>
        </draw:frame>
        <draw:frame draw:style-name="gr72" draw:text-style-name="P3" draw:layer="layout" svg:width="16.144cm" svg:height="0.628cm" svg:x="2.54cm" svg:y="19.11cm">
          <draw:text-box>
            <text:p text:style-name="P2"><text:span text:style-name="T1">liền nghĩ, ồ hình như bạn thạch sùng này đánh nhau với ai mà bị</text:span></text:p>
          </draw:text-box>
        </draw:frame>
        <draw:frame draw:style-name="gr73" draw:text-style-name="P3" draw:layer="layout" svg:width="15.843cm" svg:height="0.628cm" svg:x="2.54cm" svg:y="20.083cm">
          <draw:text-box>
            <text:p text:style-name="P2"><text:span text:style-name="T1">đứt đuôi như thế này. Thật là đáng thương. Thì con mới nói với</text:span></text:p>
          </draw:text-box>
        </draw:frame>
        <draw:frame draw:style-name="gr74" draw:text-style-name="P3" draw:layer="layout" svg:width="15.716cm" svg:height="0.628cm" svg:x="2.54cm" svg:y="21.057cm">
          <draw:text-box>
            <text:p text:style-name="P2"><text:span text:style-name="T1">bạn thạch sùng rằng, thôi bạn ở trong nhà tắm của tớ qua đêm</text:span></text:p>
          </draw:text-box>
        </draw:frame>
        <draw:frame draw:style-name="gr75" draw:text-style-name="P3" draw:layer="layout" svg:width="16.377cm" svg:height="0.628cm" svg:x="2.54cm" svg:y="22.03cm">
          <draw:text-box>
            <text:p text:style-name="P2"><text:span text:style-name="T1">cũng được, đàng nào giờ tớ cũng đi ngủ, không sử dụng nhà tắm</text:span></text:p>
          </draw:text-box>
        </draw:frame>
        <draw:frame draw:style-name="gr76" draw:text-style-name="P3" draw:layer="layout" svg:width="16.008cm" svg:height="0.628cm" svg:x="2.54cm" svg:y="23.004cm">
          <draw:text-box>
            <text:p text:style-name="P2"><text:span text:style-name="T1">nữa. Bạn cứ ở qua đây nhưng sáng mai bạn nhất quyết phải rời</text:span></text:p>
          </draw:text-box>
        </draw:frame>
        <draw:frame draw:style-name="gr77" draw:text-style-name="P3" draw:layer="layout" svg:width="15.623cm" svg:height="0.628cm" svg:x="2.54cm" svg:y="23.977cm">
          <draw:text-box>
            <text:p text:style-name="P2"><text:span text:style-name="T1">đi nhé. Cứ như vậy con đi ngủ. Rồi sáng hôm sau khi tỉnh dậy,</text:span></text:p>
          </draw:text-box>
        </draw:frame>
      </draw:page>
      <draw:page draw:name="page5" draw:style-name="dp1" draw:master-page-name="master-page3">
        <draw:polygon draw:style-name="gr1" draw:text-style-name="P1" draw:layer="layout" svg:width="21.59cm" svg:height="27.94cm" svg:x="0cm" svg:y="0cm" svg:viewBox="0 0 21591 27941" draw:points="0,0 21591,0 21591,27941 0,27941">
          <text:p/>
        </draw:polygon>
        <draw:frame draw:style-name="gr44" draw:text-style-name="P3" draw:layer="layout" svg:width="15.521cm" svg:height="0.628cm" svg:x="2.54cm" svg:y="2.559cm">
          <draw:text-box>
            <text:p text:style-name="P2"><text:span text:style-name="T1">con vào nhà tắm và thấy bạn thạch sùng đang đứng ngay bên</text:span></text:p>
          </draw:text-box>
        </draw:frame>
        <draw:frame draw:style-name="gr50" draw:text-style-name="P3" draw:layer="layout" svg:width="15.225cm" svg:height="0.628cm" svg:x="2.54cm" svg:y="3.532cm">
          <draw:text-box>
            <text:p text:style-name="P2"><text:span text:style-name="T1">cửa sổ, chờ đợi cho con thức dậy để mở cửa cho bạn ý đi ra</text:span></text:p>
          </draw:text-box>
        </draw:frame>
        <draw:frame draw:style-name="gr78" draw:text-style-name="P3" draw:layer="layout" svg:width="16.114cm" svg:height="0.628cm" svg:x="2.54cm" svg:y="4.506cm">
          <draw:text-box>
            <text:p text:style-name="P2"><text:span text:style-name="T1">ngoài. Trước đây nếu con có thấy con thạch sùng nào, chắc con</text:span></text:p>
          </draw:text-box>
        </draw:frame>
        <draw:frame draw:style-name="gr79" draw:text-style-name="P3" draw:layer="layout" svg:width="15.483cm" svg:height="0.628cm" svg:x="2.54cm" svg:y="5.479cm">
          <draw:text-box>
            <text:p text:style-name="P2"><text:span text:style-name="T1">sợ quá đuổi nó ra liền. Nhưng qua bài học này, con nhận thấy</text:span></text:p>
          </draw:text-box>
        </draw:frame>
        <draw:frame draw:style-name="gr80" draw:text-style-name="P3" draw:layer="layout" svg:width="16.317cm" svg:height="0.628cm" svg:x="2.54cm" svg:y="6.453cm">
          <draw:text-box>
            <text:p text:style-name="P2"><text:span text:style-name="T1">con yêu thương nhiều hơn, nên con không còn sợ những con vật</text:span></text:p>
          </draw:text-box>
        </draw:frame>
        <draw:frame draw:style-name="gr81" draw:text-style-name="P3" draw:layer="layout" svg:width="15.272cm" svg:height="0.628cm" svg:x="2.54cm" svg:y="7.427cm">
          <draw:text-box>
            <text:p text:style-name="P2"><text:span text:style-name="T1">nhỏ ở trong nhà như trước nữa. Con rất ngạc nhiên với hành</text:span></text:p>
          </draw:text-box>
        </draw:frame>
        <draw:frame draw:style-name="gr82" draw:text-style-name="P3" draw:layer="layout" svg:width="16.495cm" svg:height="0.628cm" svg:x="2.54cm" svg:y="8.4cm">
          <draw:text-box>
            <text:p text:style-name="P2"><text:span text:style-name="T1">động của mình. Vừa ngạc nhiên và vừa mừng vì mình đã có hành</text:span></text:p>
          </draw:text-box>
        </draw:frame>
        <draw:frame draw:style-name="gr83" draw:text-style-name="P3" draw:layer="layout" svg:width="7.741cm" svg:height="0.628cm" svg:x="2.54cm" svg:y="9.374cm">
          <draw:text-box>
            <text:p text:style-name="P2"><text:span text:style-name="T1">động đầy thương yêu như vậy.</text:span></text:p>
          </draw:text-box>
        </draw:frame>
        <draw:frame draw:style-name="gr52" draw:text-style-name="P3" draw:layer="layout" svg:width="15.801cm" svg:height="0.628cm" svg:x="2.54cm" svg:y="11.321cm">
          <draw:text-box>
            <text:p text:style-name="P2"><text:span text:style-name="T1">Tiếp theo, khi con hiểu nhân quả trả vay, vay trả rất công bằng,</text:span></text:p>
          </draw:text-box>
        </draw:frame>
        <draw:frame draw:style-name="gr18" draw:text-style-name="P3" draw:layer="layout" svg:width="15.983cm" svg:height="0.628cm" svg:x="2.54cm" svg:y="12.294cm">
          <draw:text-box>
            <text:p text:style-name="P2"><text:span text:style-name="T1">con không dám gieo nhân ác nữa. Trước đây nếu em con có để</text:span></text:p>
          </draw:text-box>
        </draw:frame>
        <draw:frame draw:style-name="gr63" draw:text-style-name="P3" draw:layer="layout" svg:width="15.67cm" svg:height="0.628cm" svg:x="2.54cm" svg:y="13.268cm">
          <draw:text-box>
            <text:p text:style-name="P2"><text:span text:style-name="T1">đồ đạc linh tinh trong nhà, con thường không vui và nói với em</text:span></text:p>
          </draw:text-box>
        </draw:frame>
        <draw:frame draw:style-name="gr84" draw:text-style-name="P3" draw:layer="layout" svg:width="15.86cm" svg:height="0.628cm" svg:x="2.54cm" svg:y="14.242cm">
          <draw:text-box>
            <text:p text:style-name="P2"><text:span text:style-name="T1">với một thái độ không tốt. Qua bài học này, con không dám làm</text:span></text:p>
          </draw:text-box>
        </draw:frame>
        <draw:frame draw:style-name="gr85" draw:text-style-name="P3" draw:layer="layout" svg:width="16.326cm" svg:height="0.628cm" svg:x="2.54cm" svg:y="15.215cm">
          <draw:text-box>
            <text:p text:style-name="P2"><text:span text:style-name="T1">những điều đó nữa, bởi vì con không muốn nghe người khác kêu</text:span></text:p>
          </draw:text-box>
        </draw:frame>
        <draw:frame draw:style-name="gr86" draw:text-style-name="P3" draw:layer="layout" svg:width="15.111cm" svg:height="0.628cm" svg:x="2.54cm" svg:y="16.189cm">
          <draw:text-box>
            <text:p text:style-name="P2"><text:span text:style-name="T1">ca với mình, vì vậy con không dám kêu ca với em, mà chỉ tự</text:span></text:p>
          </draw:text-box>
        </draw:frame>
        <draw:frame draw:style-name="gr87" draw:text-style-name="P3" draw:layer="layout" svg:width="5.768cm" svg:height="0.628cm" svg:x="2.54cm" svg:y="17.162cm">
          <draw:text-box>
            <text:p text:style-name="P2"><text:span text:style-name="T1">mình thay em dọn dẹp.</text:span></text:p>
          </draw:text-box>
        </draw:frame>
        <draw:frame draw:style-name="gr46" draw:text-style-name="P3" draw:layer="layout" svg:width="16.36cm" svg:height="0.628cm" svg:x="2.54cm" svg:y="19.11cm">
          <draw:text-box>
            <text:p text:style-name="P2"><text:span text:style-name="T1">Tiếp theo, con nhận thấy rằng, có lòng yêu thương sẽ giúp chúng</text:span></text:p>
          </draw:text-box>
        </draw:frame>
        <draw:frame draw:style-name="gr51" draw:text-style-name="P3" draw:layer="layout" svg:width="15.941cm" svg:height="0.628cm" svg:x="2.54cm" svg:y="20.083cm">
          <draw:text-box>
            <text:p text:style-name="P2"><text:span text:style-name="T1">ta xả được những tâm địa xấu xa, tâm sân, tâm nghi ngờ người</text:span></text:p>
          </draw:text-box>
        </draw:frame>
        <draw:frame draw:style-name="gr85" draw:text-style-name="P3" draw:layer="layout" svg:width="16.326cm" svg:height="0.628cm" svg:x="2.54cm" svg:y="21.057cm">
          <draw:text-box>
            <text:p text:style-name="P2"><text:span text:style-name="T1">khác. Con nhận ra được điều này lúc tuần trước khi ông ngoại và</text:span></text:p>
          </draw:text-box>
        </draw:frame>
        <draw:frame draw:style-name="gr88" draw:text-style-name="P3" draw:layer="layout" svg:width="16.457cm" svg:height="0.628cm" svg:x="2.54cm" svg:y="22.03cm">
          <draw:text-box>
            <text:p text:style-name="P2"><text:span text:style-name="T1">gia đình bác của con tới chơi. Bác trai là anh của mẹ con. Khi bác</text:span></text:p>
          </draw:text-box>
        </draw:frame>
        <draw:frame draw:style-name="gr89" draw:text-style-name="P3" draw:layer="layout" svg:width="15.39cm" svg:height="0.628cm" svg:x="2.54cm" svg:y="23.004cm">
          <draw:text-box>
            <text:p text:style-name="P2"><text:span text:style-name="T1">ở đây, bác cứ nói với con rằng, sao con lại sống như thế này,</text:span></text:p>
          </draw:text-box>
        </draw:frame>
        <draw:frame draw:style-name="gr90" draw:text-style-name="P3" draw:layer="layout" svg:width="16.178cm" svg:height="0.628cm" svg:x="2.54cm" svg:y="23.977cm">
          <draw:text-box>
            <text:p text:style-name="P2"><text:span text:style-name="T1">phải đi sống ở thành phố, phải thế này phải thế kia. Thực sự con</text:span></text:p>
          </draw:text-box>
        </draw:frame>
      </draw:page>
      <draw:page draw:name="page6" draw:style-name="dp1" draw:master-page-name="master-page3">
        <draw:polygon draw:style-name="gr1" draw:text-style-name="P1" draw:layer="layout" svg:width="21.59cm" svg:height="27.94cm" svg:x="0cm" svg:y="0cm" svg:viewBox="0 0 21591 27941" draw:points="0,0 21591,0 21591,27941 0,27941">
          <text:p/>
        </draw:polygon>
        <draw:frame draw:style-name="gr91" draw:text-style-name="P3" draw:layer="layout" svg:width="15.335cm" svg:height="0.628cm" svg:x="2.54cm" svg:y="2.559cm">
          <draw:text-box>
            <text:p text:style-name="P2"><text:span text:style-name="T1">cảm thấy rất bực mình. Tại sao cái ông bác này bao năm nay</text:span></text:p>
          </draw:text-box>
        </draw:frame>
        <draw:frame draw:style-name="gr92" draw:text-style-name="P3" draw:layer="layout" svg:width="15.771cm" svg:height="0.628cm" svg:x="2.54cm" svg:y="3.532cm">
          <draw:text-box>
            <text:p text:style-name="P2"><text:span text:style-name="T1">mình không gặp, không biết gì về mình mà lại tự dưng đến nhà</text:span></text:p>
          </draw:text-box>
        </draw:frame>
        <draw:frame draw:style-name="gr93" draw:text-style-name="P3" draw:layer="layout" svg:width="16.465cm" svg:height="0.628cm" svg:x="2.54cm" svg:y="4.506cm">
          <draw:text-box>
            <text:p text:style-name="P2"><text:span text:style-name="T1">mình xong bảo mình phải sống như thế nào. Sao lại vô duyên vậy</text:span></text:p>
          </draw:text-box>
        </draw:frame>
        <draw:frame draw:style-name="gr24" draw:text-style-name="P3" draw:layer="layout" svg:width="16.055cm" svg:height="0.628cm" svg:x="2.54cm" svg:y="5.479cm">
          <draw:text-box>
            <text:p text:style-name="P2"><text:span text:style-name="T1">chứ. Con cảm thấy bực mình ghê. Nhưng rồi con lại nghĩ, ừ thật</text:span></text:p>
          </draw:text-box>
        </draw:frame>
        <draw:frame draw:style-name="gr17" draw:text-style-name="P3" draw:layer="layout" svg:width="15.898cm" svg:height="0.628cm" svg:x="2.54cm" svg:y="6.453cm">
          <draw:text-box>
            <text:p text:style-name="P2"><text:span text:style-name="T1">ra thương bác ý. Bác ý vẫn giết hại chúng sinh, làm những điều</text:span></text:p>
          </draw:text-box>
        </draw:frame>
        <draw:frame draw:style-name="gr94" draw:text-style-name="P3" draw:layer="layout" svg:width="16.47cm" svg:height="0.628cm" svg:x="2.54cm" svg:y="7.427cm">
          <draw:text-box>
            <text:p text:style-name="P2"><text:span text:style-name="T1">ác để thăng chức, để kiếm tiền. Mai sau sẽ phải lãnh quả khổ đau</text:span></text:p>
          </draw:text-box>
        </draw:frame>
        <draw:frame draw:style-name="gr95" draw:text-style-name="P3" draw:layer="layout" svg:width="15.576cm" svg:height="0.628cm" svg:x="2.54cm" svg:y="8.4cm">
          <draw:text-box>
            <text:p text:style-name="P2"><text:span text:style-name="T1">bệnh tật cũng giống như người phụ nữ trong mẩu chuyện vậy.</text:span></text:p>
          </draw:text-box>
        </draw:frame>
        <draw:frame draw:style-name="gr96" draw:text-style-name="P3" draw:layer="layout" svg:width="16.444cm" svg:height="0.628cm" svg:x="2.54cm" svg:y="9.374cm">
          <draw:text-box>
            <text:p text:style-name="P2"><text:span text:style-name="T1">Thật là đáng thương cho bác ý quá là ở ngay gần chánh pháp mà</text:span></text:p>
          </draw:text-box>
        </draw:frame>
        <draw:frame draw:style-name="gr7" draw:text-style-name="P3" draw:layer="layout" svg:width="16.419cm" svg:height="0.628cm" svg:x="2.54cm" svg:y="10.347cm">
          <draw:text-box>
            <text:p text:style-name="P2"><text:span text:style-name="T1">không nhìn thấy. Có mắt cũng như mù. Tự dưng con thấy thương</text:span></text:p>
          </draw:text-box>
        </draw:frame>
        <draw:frame draw:style-name="gr97" draw:text-style-name="P3" draw:layer="layout" svg:width="15.433cm" svg:height="0.628cm" svg:x="2.54cm" svg:y="11.321cm">
          <draw:text-box>
            <text:p text:style-name="P2"><text:span text:style-name="T1">thương. Nghe theo lời dạy của Trưởng Lão, con cũng tìm mọi</text:span></text:p>
          </draw:text-box>
        </draw:frame>
        <draw:frame draw:style-name="gr41" draw:text-style-name="P3" draw:layer="layout" svg:width="16.436cm" svg:height="0.628cm" svg:x="2.54cm" svg:y="12.294cm">
          <draw:text-box>
            <text:p text:style-name="P2"><text:span text:style-name="T1">cách để khuyên bác nhưng con nói bác không nghe. Con tiếp cận</text:span></text:p>
          </draw:text-box>
        </draw:frame>
        <draw:frame draw:style-name="gr8" draw:text-style-name="P3" draw:layer="layout" svg:width="16.203cm" svg:height="0.628cm" svg:x="2.54cm" svg:y="13.268cm">
          <draw:text-box>
            <text:p text:style-name="P2"><text:span text:style-name="T1">qua bác gái. Con thổ lộ lòng yêu thương của con đối với bác gái,</text:span></text:p>
          </draw:text-box>
        </draw:frame>
        <draw:frame draw:style-name="gr98" draw:text-style-name="P3" draw:layer="layout" svg:width="16cm" svg:height="0.628cm" svg:x="2.54cm" svg:y="14.242cm">
          <draw:text-box>
            <text:p text:style-name="P2"><text:span text:style-name="T1">rồi rủ bác nghe băng Trưởng Lão giảng. Bác đồng ý rồi nhờ con</text:span></text:p>
          </draw:text-box>
        </draw:frame>
        <draw:frame draw:style-name="gr99" draw:text-style-name="P3" draw:layer="layout" svg:width="16.029cm" svg:height="0.628cm" svg:x="2.54cm" svg:y="15.215cm">
          <draw:text-box>
            <text:p text:style-name="P2"><text:span text:style-name="T1">gửi link trên mạng cho bác. Hôm qua con có gửi cho bác ý nghe</text:span></text:p>
          </draw:text-box>
        </draw:frame>
        <draw:frame draw:style-name="gr100" draw:text-style-name="P3" draw:layer="layout" svg:width="16.169cm" svg:height="0.628cm" svg:x="2.54cm" svg:y="16.189cm">
          <draw:text-box>
            <text:p text:style-name="P2"><text:span text:style-name="T1">quyển Đạo Đức Làm Người tập 2, bác gái có bảo rằng: "Cảm ơn</text:span></text:p>
          </draw:text-box>
        </draw:frame>
        <draw:frame draw:style-name="gr101" draw:text-style-name="P3" draw:layer="layout" svg:width="14.624cm" svg:height="0.628cm" svg:x="2.54cm" svg:y="17.162cm">
          <draw:text-box>
            <text:p text:style-name="P2"><text:span text:style-name="T1">con, bác sẽ nghe". Con mừng lắm. Con cảm thấy lòng yêu</text:span></text:p>
          </draw:text-box>
        </draw:frame>
        <draw:frame draw:style-name="gr102" draw:text-style-name="P3" draw:layer="layout" svg:width="14.717cm" svg:height="0.628cm" svg:x="2.54cm" svg:y="18.136cm">
          <draw:text-box>
            <text:p text:style-name="P2"><text:span text:style-name="T1">thương của con có lớn hơn chút xíu thôi mà đã có tầm ảnh</text:span></text:p>
          </draw:text-box>
        </draw:frame>
        <draw:frame draw:style-name="gr103" draw:text-style-name="P3" draw:layer="layout" svg:width="15.555cm" svg:height="0.628cm" svg:x="2.54cm" svg:y="19.11cm">
          <draw:text-box>
            <text:p text:style-name="P2"><text:span text:style-name="T1">hưởng tới một con người. Con mừng vì con đã gieo được một</text:span></text:p>
          </draw:text-box>
        </draw:frame>
        <draw:frame draw:style-name="gr104" draw:text-style-name="P3" draw:layer="layout" svg:width="15.987cm" svg:height="0.628cm" svg:x="2.54cm" svg:y="20.083cm">
          <draw:text-box>
            <text:p text:style-name="P2"><text:span text:style-name="T1">hạt giống nho nhỏ, con mong rằng một ngày không xa hạt giống</text:span></text:p>
          </draw:text-box>
        </draw:frame>
        <draw:frame draw:style-name="gr105" draw:text-style-name="P3" draw:layer="layout" svg:width="16.11cm" svg:height="0.628cm" svg:x="2.54cm" svg:y="21.057cm">
          <draw:text-box>
            <text:p text:style-name="P2"><text:span text:style-name="T1">đó sẽ nảy mầm, đâm hoa kết trái và thành một cây cổ thụ to lớn.</text:span></text:p>
          </draw:text-box>
        </draw:frame>
        <draw:frame draw:style-name="gr106" draw:text-style-name="P3" draw:layer="layout" svg:width="16.313cm" svg:height="0.628cm" svg:x="2.54cm" svg:y="23.004cm">
          <draw:text-box>
            <text:p text:style-name="P2"><text:span text:style-name="T1">Cuối cùng, con cũng xin chia sẻ thêm một suy nghĩ tích cực. Qua</text:span></text:p>
          </draw:text-box>
        </draw:frame>
        <draw:frame draw:style-name="gr78" draw:text-style-name="P3" draw:layer="layout" svg:width="16.114cm" svg:height="0.628cm" svg:x="2.54cm" svg:y="23.977cm">
          <draw:text-box>
            <text:p text:style-name="P2"><text:span text:style-name="T1">bài học chúng ta đã học được rằng khi gieo một nhân ác sẽ phải</text:span></text:p>
          </draw:text-box>
        </draw:frame>
      </draw:page>
      <draw:page draw:name="page7" draw:style-name="dp1" draw:master-page-name="master-page3">
        <draw:polygon draw:style-name="gr1" draw:text-style-name="P1" draw:layer="layout" svg:width="21.59cm" svg:height="27.94cm" svg:x="0cm" svg:y="0cm" svg:viewBox="0 0 21591 27941" draw:points="0,0 21591,0 21591,27941 0,27941">
          <text:p/>
        </draw:polygon>
        <draw:frame draw:style-name="gr107" draw:text-style-name="P3" draw:layer="layout" svg:width="16.08cm" svg:height="0.628cm" svg:x="2.54cm" svg:y="2.559cm">
          <draw:text-box>
            <text:p text:style-name="P2"><text:span text:style-name="T1">thọ quả khổ gấp 10 lần, gấp 100 lần. Từ một nhân ác mà có bao</text:span></text:p>
          </draw:text-box>
        </draw:frame>
        <draw:frame draw:style-name="gr108" draw:text-style-name="P3" draw:layer="layout" svg:width="16.305cm" svg:height="0.628cm" svg:x="2.54cm" svg:y="3.532cm">
          <draw:text-box>
            <text:p text:style-name="P2"><text:span text:style-name="T1">nhiêu quả ác. Nhân quả chằng chịt mà rất công bằng, chi phối tất</text:span></text:p>
          </draw:text-box>
        </draw:frame>
        <draw:frame draw:style-name="gr8" draw:text-style-name="P3" draw:layer="layout" svg:width="16.203cm" svg:height="0.628cm" svg:x="2.54cm" svg:y="4.506cm">
          <draw:text-box>
            <text:p text:style-name="P2"><text:span text:style-name="T1">cả mọi người trên hành tinh này. Nếu như vậy, thì một nhân lành</text:span></text:p>
          </draw:text-box>
        </draw:frame>
        <draw:frame draw:style-name="gr109" draw:text-style-name="P3" draw:layer="layout" svg:width="16.207cm" svg:height="0.628cm" svg:x="2.54cm" svg:y="5.479cm">
          <draw:text-box>
            <text:p text:style-name="P2"><text:span text:style-name="T1">cũng sẽ ra quả gấp 10 lần, gấp 100 lần. Bao nhiêu năm chúng ta</text:span></text:p>
          </draw:text-box>
        </draw:frame>
        <draw:frame draw:style-name="gr9" draw:text-style-name="P3" draw:layer="layout" svg:width="16.292cm" svg:height="0.628cm" svg:x="2.54cm" svg:y="6.453cm">
          <draw:text-box>
            <text:p text:style-name="P2"><text:span text:style-name="T1">bị nhân quả nó lợi dụng làm công cụ mang tới khổ đau cho mình,</text:span></text:p>
          </draw:text-box>
        </draw:frame>
        <draw:frame draw:style-name="gr46" draw:text-style-name="P3" draw:layer="layout" svg:width="16.36cm" svg:height="0.628cm" svg:x="2.54cm" svg:y="7.427cm">
          <draw:text-box>
            <text:p text:style-name="P2"><text:span text:style-name="T1">cho người và cho chúng sinh. Con nghĩ rằng, hay là đến lúc ta lợi</text:span></text:p>
          </draw:text-box>
        </draw:frame>
        <draw:frame draw:style-name="gr18" draw:text-style-name="P3" draw:layer="layout" svg:width="15.983cm" svg:height="0.628cm" svg:x="2.54cm" svg:y="8.4cm">
          <draw:text-box>
            <text:p text:style-name="P2"><text:span text:style-name="T1">dụng lại nhân quả, để gieo nhiều nhân lành, mang tới nhiều quả</text:span></text:p>
          </draw:text-box>
        </draw:frame>
        <draw:frame draw:style-name="gr110" draw:text-style-name="P3" draw:layer="layout" svg:width="15.869cm" svg:height="0.628cm" svg:x="2.54cm" svg:y="9.374cm">
          <draw:text-box>
            <text:p text:style-name="P2"><text:span text:style-name="T1">lành hơn nữa. Từ một người thông suốt chánh pháp, là Trưởng</text:span></text:p>
          </draw:text-box>
        </draw:frame>
        <draw:frame draw:style-name="gr111" draw:text-style-name="P3" draw:layer="layout" svg:width="15.208cm" svg:height="0.628cm" svg:x="2.54cm" svg:y="10.347cm">
          <draw:text-box>
            <text:p text:style-name="P2"><text:span text:style-name="T1">Lão, mà giờ đã có hàng triệu người trong ngoài nước biết tới</text:span></text:p>
          </draw:text-box>
        </draw:frame>
        <draw:frame draw:style-name="gr112" draw:text-style-name="P3" draw:layer="layout" svg:width="16.106cm" svg:height="0.628cm" svg:x="2.54cm" svg:y="11.321cm">
          <draw:text-box>
            <text:p text:style-name="P2"><text:span text:style-name="T1">chánh pháp, biết tới nền đạo đức nhân bản-nhân quả không làm</text:span></text:p>
          </draw:text-box>
        </draw:frame>
        <draw:frame draw:style-name="gr67" draw:text-style-name="P3" draw:layer="layout" svg:width="15.513cm" svg:height="0.628cm" svg:x="2.54cm" svg:y="12.294cm">
          <draw:text-box>
            <text:p text:style-name="P2"><text:span text:style-name="T1">khổ mình, khổ người và khổ chúng sinh. Vậy hàng triệu người</text:span></text:p>
          </draw:text-box>
        </draw:frame>
        <draw:frame draw:style-name="gr113" draw:text-style-name="P3" draw:layer="layout" svg:width="14.98cm" svg:height="0.628cm" svg:x="2.54cm" svg:y="13.268cm">
          <draw:text-box>
            <text:p text:style-name="P2"><text:span text:style-name="T1">này cũng là hàng triệu nhân lành để nhân ra hàng trăm triệu</text:span></text:p>
          </draw:text-box>
        </draw:frame>
        <draw:frame draw:style-name="gr114" draw:text-style-name="P3" draw:layer="layout" svg:width="15.839cm" svg:height="0.628cm" svg:x="2.54cm" svg:y="14.242cm">
          <draw:text-box>
            <text:p text:style-name="P2"><text:span text:style-name="T1">người. Từ hàng trăm triệu người thành hàng tỷ người. Và từ đó</text:span></text:p>
          </draw:text-box>
        </draw:frame>
        <draw:frame draw:style-name="gr9" draw:text-style-name="P3" draw:layer="layout" svg:width="16.292cm" svg:height="0.628cm" svg:x="2.54cm" svg:y="15.215cm">
          <draw:text-box>
            <text:p text:style-name="P2"><text:span text:style-name="T1">nếu ai ai cũng biết tới luật nhân quả, biết tới chánh pháp thì hành</text:span></text:p>
          </draw:text-box>
        </draw:frame>
        <draw:frame draw:style-name="gr115" draw:text-style-name="P3" draw:layer="layout" svg:width="15.246cm" svg:height="0.628cm" svg:x="2.54cm" svg:y="16.189cm">
          <draw:text-box>
            <text:p text:style-name="P2"><text:span text:style-name="T1">tinh này sẽ thoát khỏi cảnh khổ đau, cuộc sống sẽ như Thiên</text:span></text:p>
          </draw:text-box>
        </draw:frame>
        <draw:frame draw:style-name="gr116" draw:text-style-name="P3" draw:layer="layout" svg:width="3.795cm" svg:height="0.628cm" svg:x="2.54cm" svg:y="17.162cm">
          <draw:text-box>
            <text:p text:style-name="P2"><text:span text:style-name="T1">Đàng Cực Lạc.</text:span></text:p>
          </draw:text-box>
        </draw:frame>
      </draw:page>
    </office:drawing>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1" svg:font-family="Arial"/>
    <style:font-face style:name="Arial" svg:font-family="Arial"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editing-cycles>2</meta:editing-cycles>
    <meta:editing-duration>PT10M48S</meta:editing-duration>
    <dc:description>Tiếp theo, khi con hiểu nhân quả trả vay, vay trả rất công bằng,
con không dám gieo nhân ác nữa. Trước đây nếu em con có để
đồ đạc linh tinh trong nhà, con thường không vui và nói với em
với một thái độ không tốt. Qua bài học này, con không dám làm
những điều đó nữa, bởi vì con không muốn nghe người khác kêu
ca với mình, vì vậy con không dám kêu ca với em, mà chỉ tự
mình thay em dọn dẹp.</dc:description>
    <meta:keyword>vay bằng từ trường nhân quả nghiệp hiện tại tương ưng</meta:keyword>
    <dc:subject>Luật nhân quả rất công bằng, khi gieo nhân ác chắc chắn sẽ nhận quả ác</dc:subject>
    <dc:title>Bài Tổng Kết Những Bàn Tay Vấy Máu</dc:title>
    <dc:date>2021-06-18T22:00:19.183315199</dc:date>
    <meta:generator>LibreOffice/7.1.3.2$Linux_X86_64 LibreOffice_project/12a8e3cbd24a3757385a302d290655d4f3c7ebf1</meta:generator>
    <meta:document-statistic meta:object-count="151"/>
    <meta:user-defined meta:name="Author">Ngọc</meta:user-defined>
    <meta:user-defined meta:name="Book">1st Book</meta:user-defined>
    <meta:user-defined meta:name="Chapter">1 - 12</meta:user-defined>
    <meta:user-defined meta:name="Source">TVCN</meta:user-defined>
  </office:meta>
</office:document-meta>
</file>